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5375" officeooo:paragraph-rsid="00135375"/>
    </style:style>
    <style:style style:name="P2" style:family="paragraph" style:parent-style-name="Standard">
      <style:paragraph-properties fo:text-align="justify" style:justify-single-word="false"/>
      <style:text-properties officeooo:rsid="00152598" officeooo:paragraph-rsid="00152598"/>
    </style:style>
    <style:style style:name="P3" style:family="paragraph" style:parent-style-name="Standard">
      <style:paragraph-properties fo:text-align="justify" style:justify-single-word="false"/>
      <style:text-properties officeooo:rsid="001749e0" officeooo:paragraph-rsid="001749e0"/>
    </style:style>
    <style:style style:name="P4" style:family="paragraph" style:parent-style-name="Standard">
      <style:paragraph-properties fo:text-align="justify" style:justify-single-word="false"/>
      <style:text-properties officeooo:rsid="001a16e5" officeooo:paragraph-rsid="001a16e5"/>
    </style:style>
    <style:style style:name="P5" style:family="paragraph" style:parent-style-name="Standard">
      <style:paragraph-properties fo:text-align="justify" style:justify-single-word="false"/>
      <style:text-properties officeooo:rsid="001af78a" officeooo:paragraph-rsid="001af78a"/>
    </style:style>
    <style:style style:name="P6" style:family="paragraph" style:parent-style-name="Standard">
      <style:paragraph-properties fo:text-align="justify" style:justify-single-word="false"/>
      <style:text-properties fo:font-weight="bold" officeooo:rsid="001af78a" officeooo:paragraph-rsid="001af78a" style:font-weight-asian="bold" style:font-weight-complex="bold"/>
    </style:style>
    <style:style style:name="P7" style:family="paragraph" style:parent-style-name="Standard">
      <style:paragraph-properties fo:text-align="justify" style:justify-single-word="false"/>
      <style:text-properties fo:font-weight="bold" officeooo:rsid="001e499d" officeooo:paragraph-rsid="001e499d" style:font-weight-asian="bold" style:font-weight-complex="bold"/>
    </style:style>
    <style:style style:name="P8" style:family="paragraph" style:parent-style-name="Standard">
      <style:paragraph-properties fo:text-align="justify" style:justify-single-word="false"/>
      <style:text-properties officeooo:rsid="001d1134" officeooo:paragraph-rsid="001d1134"/>
    </style:style>
    <style:style style:name="P9" style:family="paragraph" style:parent-style-name="Standard">
      <style:paragraph-properties fo:text-align="justify" style:justify-single-word="false"/>
      <style:text-properties fo:font-size="10pt" officeooo:rsid="001d1134" officeooo:paragraph-rsid="001d1134" style:font-size-asian="10pt" style:font-size-complex="10pt"/>
    </style:style>
    <style:style style:name="P10" style:family="paragraph" style:parent-style-name="Standard">
      <style:paragraph-properties fo:text-align="justify" style:justify-single-word="false"/>
      <style:text-properties officeooo:rsid="001e499d" officeooo:paragraph-rsid="001e499d"/>
    </style:style>
    <style:style style:name="P11" style:family="paragraph" style:parent-style-name="Standard">
      <style:paragraph-properties fo:text-align="justify" style:justify-single-word="false"/>
      <style:text-properties officeooo:rsid="002000aa" officeooo:paragraph-rsid="002000aa"/>
    </style:style>
    <style:style style:name="P12" style:family="paragraph" style:parent-style-name="Standard">
      <style:paragraph-properties fo:text-align="justify" style:justify-single-word="false"/>
      <style:text-properties officeooo:rsid="0020cdce" officeooo:paragraph-rsid="0020cdce"/>
    </style:style>
    <style:style style:name="P13" style:family="paragraph" style:parent-style-name="Standard">
      <style:paragraph-properties fo:text-align="justify" style:justify-single-word="false"/>
      <style:text-properties officeooo:rsid="0020ed79" officeooo:paragraph-rsid="0020ed79"/>
    </style:style>
    <style:style style:name="P14" style:family="paragraph" style:parent-style-name="Standard" style:list-style-name="L1">
      <style:paragraph-properties fo:text-align="justify" style:justify-single-word="false"/>
      <style:text-properties officeooo:rsid="001749e0" officeooo:paragraph-rsid="001749e0"/>
    </style:style>
    <style:style style:name="P15" style:family="paragraph" style:parent-style-name="Standard">
      <style:paragraph-properties fo:text-align="justify" style:justify-single-word="false"/>
      <style:text-properties officeooo:rsid="0020ed79" officeooo:paragraph-rsid="0020ed79"/>
    </style:style>
    <style:style style:name="P16" style:family="paragraph" style:parent-style-name="Standard">
      <style:paragraph-properties fo:text-align="justify" style:justify-single-word="false"/>
      <style:text-properties officeooo:rsid="0022e0c0" officeooo:paragraph-rsid="0022e0c0"/>
    </style:style>
    <style:style style:name="P17" style:family="paragraph" style:parent-style-name="Standard">
      <style:paragraph-properties fo:text-align="justify" style:justify-single-word="false"/>
      <style:text-properties fo:font-weight="bold" officeooo:rsid="0022e0c0" officeooo:paragraph-rsid="0022e0c0" style:font-weight-asian="bold" style:font-weight-complex="bold"/>
    </style:style>
    <style:style style:name="P18" style:family="paragraph" style:parent-style-name="Standard">
      <style:paragraph-properties fo:text-align="justify" style:justify-single-word="false"/>
      <style:text-properties officeooo:rsid="002454e9" officeooo:paragraph-rsid="002454e9"/>
    </style:style>
    <style:style style:name="P19" style:family="paragraph" style:parent-style-name="Standard">
      <style:paragraph-properties fo:text-align="justify" style:justify-single-word="false"/>
      <style:text-properties officeooo:rsid="002454e9" officeooo:paragraph-rsid="002454e9" fo:background-color="#ffff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jax</text:span> is a new way of using existing technologies.</text:p>
      <text:p text:style-name="P1"/>
      <text:p text:style-name="P2">An <text:span text:style-name="T1">asynchronous request</text:span> is a request that occurs behind the scenes. Your users can keep working while the request is taking place.</text:p>
      <text:p text:style-name="P2"/>
      <text:p text:style-name="P3">An <text:span text:style-name="T1">Ajax page</text:span> is built using standard Internet technologies:</text:p>
      <text:list xml:id="list7882741098946660703" text:style-name="L1">
        <text:list-item>
          <text:p text:style-name="P14">XHTML</text:p>
        </text:list-item>
        <text:list-item>
          <text:p text:style-name="P14">Cascading Style Sheets</text:p>
        </text:list-item>
        <text:list-item>
          <text:p text:style-name="P14">JavaScript</text:p>
        </text:list-item>
        <text:list-item>
          <text:p text:style-name="P14">The XmlHttpRequest</text:p>
        </text:list-item>
        <text:list-item>
          <text:p text:style-name="P14">XML &amp; JSON</text:p>
        </text:list-item>
        <text:list-item>
          <text:p text:style-name="P14">The DOM</text:p>
        </text:list-item>
      </text:list>
      <text:p text:style-name="P4"/>
      <text:p text:style-name="P4">Unfortunately, <text:span text:style-name="T1">Ajax applications</text:span> require JavaScript to run.</text:p>
      <text:p text:style-name="P4"/>
      <text:p text:style-name="P9">function createRequest() {</text:p>
      <text:p text:style-name="P9"><text:tab/>try {</text:p>
      <text:p text:style-name="P9"><text:tab/><text:tab/>request = new XMLHttpRequest();</text:p>
      <text:p text:style-name="P9"><text:tab/>} catch (tryMS) {</text:p>
      <text:p text:style-name="P9"><text:tab/><text:tab/>try {</text:p>
      <text:p text:style-name="P9"><text:tab/><text:tab/><text:tab/>request = new ActiveXObject("Msxml2.XMLHTTP");</text:p>
      <text:p text:style-name="P9"><text:tab/><text:tab/>} catch (otherMS) {</text:p>
      <text:p text:style-name="P9"><text:tab/><text:tab/><text:tab/>try {</text:p>
      <text:p text:style-name="P9"><text:tab/><text:tab/><text:tab/><text:tab/>request = new ActiveXObject("Microsoft.XMLHTTP");</text:p>
      <text:p text:style-name="P9"><text:tab/><text:tab/><text:tab/>} catch (failed) {</text:p>
      <text:p text:style-name="P9"><text:tab/><text:tab/><text:tab/><text:tab/>request = null;</text:p>
      <text:p text:style-name="P9"><text:tab/><text:tab/><text:tab/>}<text:tab/></text:p>
      <text:p text:style-name="P9"><text:tab/><text:tab/>}<text:tab/></text:p>
      <text:p text:style-name="P9"><text:tab/>}</text:p>
      <text:p text:style-name="P9"><text:tab/>return request;</text:p>
      <text:p text:style-name="P9">}</text:p>
      <text:p text:style-name="P8"/>
      <text:p text:style-name="P7">What’s an XMLHttpRequest?</text:p>
      <text:p text:style-name="P10">XMLHttpRequest is what most browsers call the request object that you can send to the server and get responses from without reloading an entire page.</text:p>
      <text:p text:style-name="P10"/>
      <text:p text:style-name="P7">What’s an ActiveXObject?</text:p>
      <text:p text:style-name="P10">An ActiveXObject is a Microsoft-specific programming object. There are two different versions, and different browsers support each. That’s why there are two different code blocks, each trying to create a different version of ActiveXObject .</text:p>
      <text:p text:style-name="P10"/>
      <text:p text:style-name="P6">What happens when the server responds?</text:p>
      <text:p text:style-name="P5">The browser looks at another property of the request object, called <text:span text:style-name="T2">onreadystatechange</text:span>. This lets us assign a callback function that should run when the server responds to our request.</text:p>
      <text:p text:style-name="P5"/>
      <text:p text:style-name="P11">A <text:span text:style-name="T1">request object</text:span> is just a “normal” JavaScript object, and that means you can set properties on it and call methods. </text:p>
      <text:p text:style-name="P12"/>
      <text:p text:style-name="P12"><text:span text:style-name="T1">Asynchronous apps</text:span> make requests using a JavaScript object, not a form submit.</text:p>
      <text:p text:style-name="P13"/>
      <text:p text:style-name="P13">The <text:span text:style-name="T1">server</text:span> usually returns data to Ajax requests</text:p>
      <text:p text:style-name="P17"><text:soft-page-break/>What’s that window object again?</text:p>
      <text:p text:style-name="P16">The window object represents the user’s browser window.</text:p>
      <text:p text:style-name="P18"/>
      <text:p text:style-name="P19">In fact, <text:span text:style-name="T1">you talk to the web browser</text:span>, not the server, and the browser talks to the server. The browser sends your request object to the server, and the browser translates the server’s response before giving that response data back to your web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3:43:52.839180257</meta:creation-date>
    <meta:generator>LibreOffice/4.2.8.2$Linux_X86_64 LibreOffice_project/420m0$Build-2</meta:generator>
    <dc:date>2016-11-02T18:02:36.963321905</dc:date>
    <meta:editing-duration>PT3H39M49S</meta:editing-duration>
    <meta:editing-cycles>17</meta:editing-cycles>
    <meta:document-statistic meta:table-count="0" meta:image-count="0" meta:object-count="0" meta:page-count="2" meta:paragraph-count="38" meta:word-count="306" meta:character-count="1907" meta:non-whitespace-character-count="1610"/>
  </office:meta>
</office:document-meta>
</file>